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8" table:default-cell-style-name="ce2"/>
        <table:table-column table:style-name="co4" table:number-columns-repeated="2" table:default-cell-style-name="ce4"/>
        <table:table-row table:style-name="ro1">
          <table:table-cell table:style-name="ce11" office:value-type="string" calcext:value-type="string">
            <text:p>enum</text:p>
          </table:table-cell>
          <table:table-cell table:style-name="ce11" office:value-type="string" calcext:value-type="string">
            <text:p>label</text:p>
          </table:table-cell>
          <table:table-cell table:style-name="ce11" office:value-type="string" calcext:value-type="string">
            <text:p>comments</text:p>
          </table:table-cell>
          <table:table-cell table:style-name="ce12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5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5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5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VOLUTION_INTEGRAL</text:p>
          </table:table-cell>
          <table:table-cell table:style-name="ce5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5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5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UBLE_CONVOLUTION_INTEGRAL</text:p>
          </table:table-cell>
          <table:table-cell table:style-name="ce1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5" office:value-type="string" calcext:value-type="string">
            <text:p>∇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4" office:value-type="string" calcext:value-type="string">
            <text:p><text:span text:style-name="T3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CONVOLUTION_INTEGRAL</text:p>
          </table:table-cell>
          <table:table-cell table:style-name="ce1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1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4" table:number-columns-repeated="1021"/>
          <table:table-cell table:number-columns-repeated="2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9:01:22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7T19:03:07.414000000</dc:date>
    <meta:editing-cycles>116</meta:editing-cycles>
    <meta:editing-duration>PT10H34M23S</meta:editing-duration>
    <meta:document-statistic meta:table-count="1" meta:cell-count="232" meta:object-count="0"/>
    <meta:user-defined meta:name="qrichtext">1</meta:user-defined>
  </office:meta>
</office:document-meta>
</file>